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Restore.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Restore.can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teralCacheRestore.LateralCacheRestore( ILateralCacheManager l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